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7.3138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02in"/>
    </style:style>
    <style:style style:name="co7" style:family="table-column">
      <style:table-column-properties fo:break-before="auto" style:column-width="3.602in"/>
    </style:style>
    <style:style style:name="co8" style:family="table-column">
      <style:table-column-properties fo:break-before="auto" style:column-width="3.6866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4.12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Terminar Sessao'.B18">
          <table:help-message table:display="true"/>
          <table:error-message table:message-type="stop" table:display="true"/>
        </table:content-validation>
      </table:content-validations>
      <table:table table:name="Terminar Sessa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5" office:value-type="string" calcext:value-type="string" table:number-columns-spanned="1" table:number-rows-spanned="8">
            <text:p>2. Identificar responsabilidades da LN</text:p>
          </table:table-cell>
          <table:table-cell table:style-name="ce45" office:value-type="string" calcext:value-type="string" table:number-columns-spanned="1" table:number-rows-spanned="8">
            <text:p>3. definir API (identificar oerações)</text:p>
          </table:table-cell>
          <table:table-cell table:style-name="ce45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8"/>
          <table:table-cell table:style-name="ce42" office:value-type="string" calcext:value-type="string">
            <text:p>Termin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8"/>
          <table:table-cell table:style-name="ce30" office:value-type="string" calcext:value-type="string" table:number-columns-spanned="1" table:number-rows-spanned="2">
            <text:p>Este <text:span text:style-name="T1">Use Case </text:span><text:span text:style-name="T2">permite que o Ator termine a sessão de forma correta e segura, garantindo que a sessão não permaneça ativ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8"/>
          <table:covered-table-cell table:style-name="ce30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<text:span text:style-name="T3">Cenário 1: </text:span><text:span text:style-name="T4">Um utilizador deseja encerrar a sessão voluntariamente após o seu uso.                    </text:span><text:span text:style-name="T3">Cenário 2: </text:span><text:span text:style-name="T4">O utilizador é desconectado ou abandona a aplicação bruscamente, como resposta, o sistema termina a sessão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1"/>
          <table:table-cell table:style-name="ce30" office:value-type="string" calcext:value-type="string" table:number-columns-spanned="1" table:number-rows-spanned="2">
            <text:p>O Ator deve estar autenticado e deve ter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1"/>
          <table:covered-table-cell table:style-name="ce34"/>
          <table:covered-table-cell table:style-name="ce41"/>
          <table:covered-table-cell table:style-name="ce14"/>
          <table:covered-table-cell table:number-columns-repeated="2" table:style-name="ce4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1"/>
          <table:table-cell table:style-name="ce48" office:value-type="string" calcext:value-type="string" table:number-columns-spanned="1" table:number-rows-spanned="2">
            <text:p>O Ator fica com a sessão termin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1"/>
          <table:table-cell table:style-name="ce3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6" office:value-type="string" calcext:value-type="string">
            <text:p>1. O Ator indica que quer terminar 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0" office:value-type="string" calcext:value-type="string">
            <text:p>2. O sistema confirma o pedido d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0" office:value-type="string" calcext:value-type="string">
            <text:p>3. Sistema encerra 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3">
            <text:p>FLUXO ALTERNATIVO (1):</text:p>
          </table:table-cell>
          <table:covered-table-cell table:style-name="ce39"/>
          <table:table-cell table:style-name="ce48" office:value-type="string" calcext:value-type="string">
            <text:p>[O Ator termina abruptamente a aplicação](passo 1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 office:value-type="string" calcext:value-type="string">
            <text:p>1.1. O Ator termina abruptamente a aplicação, por exemplo, encerrando a págin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40" office:value-type="string" calcext:value-type="string">
            <text:p>1.2. O sistema, ao encerrar, termina também a sessão d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8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5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date-style style:name="N18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date-style style:name="N17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2" style:volatile="true">
      <number:text> </number:text>
      <number:fill-character> </number:fill-character>
      <number:text>- €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2">
      <number:minutes number:style="long"/>
      <number:text>:</number:text>
      <number:seconds number:style="long"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55">
      <number:day/>
      <number:text>-</number:text>
      <number:month number:textual="true"/>
    </number:date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4P0"/>
    </number:currency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48">
      <number:day/>
      <number:text>-</number:text>
      <number:month number:textual="true"/>
      <number:text>-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month/>
      <number:text>/</number:text>
      <number:day/>
      <number:text>/</number:text>
      <number:year number:style="long"/>
    </number:date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  <number:text> </number:text>
      <number:am-pm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25">
      <number:hours/>
      <number:text>:</number:text>
      <number:minutes number:style="long"/>
    </number:tim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1T00:52:36.110705497</dc:date>
    <meta:generator>LibreOffice/7.3.7.2$Linux_X86_64 LibreOffice_project/30$Build-2</meta:generator>
    <meta:editing-duration>PT3H49M59S</meta:editing-duration>
    <meta:editing-cycles>39</meta:editing-cycles>
    <meta:document-statistic meta:table-count="1" meta:cell-count="22" meta:object-count="0"/>
    <meta:user-defined meta:name="AppVersion">16.0300</meta:user-defined>
  </office:meta>
</office:document-meta>
</file>